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Arial" svg:font-family="Arial, Helvetica, sans-serif"/>
    <style:font-face style:name="Consolas" svg:font-family="Consolas, Monaco, Menlo, Courier, Verdana, sans-serif"/>
    <style:font-face style:name="Lohit Devanagari1" svg:font-family="'Lohit Devanagari'"/>
    <style:font-face style:name="Open Sans" svg:font-family="'Open Sans', Arial, Helvetica, sans-serif"/>
    <style:font-face style:name="inherit" svg:font-family="inherit"/>
    <style:font-face style:name="monospace" svg:font-family="monospace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44444" style:font-name="Arial" fo:font-size="10.8000001907349pt" fo:letter-spacing="normal" fo:font-style="normal" fo:font-weight="normal" officeooo:paragraph-rsid="00050d09"/>
    </style:style>
    <style:style style:name="P2" style:family="paragraph" style:parent-style-name="Text_20_body">
      <style:text-properties fo:color="#ffffff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201in" fo:widows="1" fo:text-indent="0in" style:auto-text-indent="false" fo:padding="0in" fo:border="none"/>
      <style:text-properties fo:font-variant="normal" fo:text-transform="none" fo:color="#444444" style:font-name="Arial" fo:font-size="10.800000190734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402in" fo:widows="1" fo:text-indent="0in" style:auto-text-indent="false" fo:padding="0in" fo:border="none"/>
      <style:text-properties officeooo:paragraph-rsid="00050d09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margin-left="0in" fo:margin-right="0in" fo:margin-top="0.3598in" fo:margin-bottom="0.1201in" style:contextual-spacing="false" style:line-height-at-least="0.2902in" fo:widows="1" fo:text-indent="0in" style:auto-text-indent="false" fo:padding="0in" fo:border="none"/>
      <style:text-properties fo:font-variant="normal" fo:text-transform="none" fo:color="#111111" style:font-name="Arial1" fo:font-size="12.9499998092651pt" fo:letter-spacing="normal" fo:font-style="normal" fo:font-weight="normal"/>
    </style:style>
    <style:style style:name="P7" style:family="paragraph" style:parent-style-name="Heading_20_3">
      <style:paragraph-properties fo:margin-left="0in" fo:margin-right="0in" fo:margin-top="0in" fo:margin-bottom="0in" style:contextual-spacing="false" style:line-height-at-least="0.2402in" fo:widows="1" fo:text-indent="0in" style:auto-text-indent="false" fo:padding="0in" fo:border="none"/>
      <style:text-properties fo:font-variant="normal" fo:text-transform="none" fo:color="#111111" style:font-name="Arial1" fo:font-size="10.1000003814697pt" fo:letter-spacing="normal" fo:font-style="normal" fo:font-weight="bold"/>
    </style:style>
    <style:style style:name="T1" style:family="text">
      <style:text-properties style:text-line-through-style="none" style:font-name="monospace" fo:font-size="9.35000038146973pt" style:text-underline-style="none" style:text-blinking="false"/>
    </style:style>
    <style:style style:name="T2" style:family="text">
      <style:text-properties style:text-line-through-style="none" style:font-name="monospace" style:text-underline-style="none" style:text-blinking="false"/>
    </style:style>
    <style:style style:name="T3" style:family="text">
      <style:text-properties fo:color="#6d00d9" style:text-line-through-style="none" style:font-name="monospace" fo:font-size="9.35000038146973pt" style:text-underline-style="none" style:text-blinking="false"/>
    </style:style>
    <style:style style:name="T4" style:family="text">
      <style:text-properties fo:font-variant="normal" fo:text-transform="none" fo:color="#6d00d9" style:text-line-through-style="none" style:font-name="inherit" fo:font-size="18.700000762939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6d00d9" style:text-line-through-style="none" style:font-name="monospace" fo:font-size="9.35000038146973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6d00d9" style:text-line-through-style="none" style:font-name="monospace" fo:font-size="9.35000038146973pt" fo:letter-spacing="normal" fo:font-style="normal" style:text-underline-style="none" style:text-blinking="false"/>
    </style:style>
    <style:style style:name="T7" style:family="text">
      <style:text-properties fo:font-variant="normal" fo:text-transform="none" fo:color="#ffffff" style:font-name="monospace" fo:font-size="9.35000038146973pt" fo:letter-spacing="normal" fo:font-style="normal" fo:font-weight="normal"/>
    </style:style>
    <style:style style:name="T8" style:family="text">
      <style:text-properties fo:font-variant="normal" fo:text-transform="none" style:font-name="monospace" fo:font-size="9.35000038146973pt" fo:letter-spacing="normal" fo:font-style="normal" fo:font-weight="normal"/>
    </style:style>
    <style:style style:name="T9" style:family="text">
      <style:text-properties fo:font-variant="normal" fo:text-transform="none" fo:color="#111111" style:font-name="Arial1" fo:font-size="10.1000003814697pt" fo:letter-spacing="normal" fo:font-style="normal" fo:font-weight="normal"/>
    </style:style>
    <style:style style:name="T10" style:family="text">
      <style:text-properties fo:font-variant="normal" fo:text-transform="none" fo:color="#111111" style:font-name="Consolas" fo:font-size="10.1000003814697pt" fo:letter-spacing="normal" fo:font-style="normal" fo:font-weight="normal" fo:background-color="#ededed"/>
    </style:style>
    <style:style style:name="T11" style:family="text">
      <style:text-properties fo:font-variant="normal" fo:text-transform="none" style:text-line-through-style="none" style:font-name="monospace" fo:font-size="9.35000038146973pt" fo:letter-spacing="normal" fo:font-style="normal" style:text-underline-style="none" style:text-blinking="false"/>
    </style:style>
    <style:style style:name="T12" style:family="text">
      <style:text-properties fo:color="#ffffff" style:font-name="monospace" fo:font-size="9.35000038146973pt"/>
    </style:style>
    <style:style style:name="T13" style:family="text">
      <style:text-properties fo:color="#000000" style:font-name="monospace" fo:font-size="9.35000038146973pt"/>
    </style:style>
    <style:style style:name="T14" style:family="text">
      <style:text-properties fo:color="#000000" style:font-name="monospace" fo:font-size="9.35000038146973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2">SSH Installations</text:span></text:h>
      <text:p text:style-name="P4"><text:span text:style-name="T9">To install the server and client type:<text:line-break/></text:span><text:span text:style-name="Source_20_Text"><text:span text:style-name="T10"># yum -y install openssh-server openssh-clients</text:span></text:span></text:p>
      <text:p text:style-name="P4"><text:span text:style-name="T9"><text:line-break/>Start the service:<text:line-break/></text:span><text:span text:style-name="Source_20_Text"><text:span text:style-name="T10"># chkconfig sshd on<text:line-break/># service sshd start</text:span></text:span></text:p>
      <text:p text:style-name="P4"><text:span text:style-name="T9"><text:line-break/>Make sure port 22 is opened:<text:line-break/></text:span><text:span text:style-name="Source_20_Text"><text:span text:style-name="T10"># netstat -tulpn | grep :22</text:span></text:span></text:p>
      <text:p text:style-name="P4"><text:span text:style-name="Source_20_Text"><text:span text:style-name="T10"/></text:span></text:p>
      <text:h text:style-name="P7" text:outline-level="3">Firewall Settings</text:h>
      <text:p text:style-name="P4"><text:span text:style-name="T9">Edit /etc/sysconfig/iptables (IPv4 firewall),</text:span></text:p>
      <text:p text:style-name="P4"><text:span text:style-name="T9"><text:line-break/></text:span><text:span text:style-name="Source_20_Text"><text:span text:style-name="T10"># vim /etc/sysconfig/iptables</text:span></text:span><text:span text:style-name="T9"><text:line-break/>Add the line<text:line-break/></text:span><text:span text:style-name="Source_20_Text"><text:span text:style-name="T10">-A RH-Firewall-1-INPUT -m state --state NEW -m tcp -p tcp --dport 22 -j ACCEPT</text:span></text:span></text:p>
      <text:p text:style-name="P4"><text:span text:style-name="T9"><text:line-break/>If you want to restict access to 192.168.1.0/24, edit it as follows:<text:line-break/></text:span><text:span text:style-name="Source_20_Text"><text:span text:style-name="T10">-A RH-Firewall-1-INPUT -s 192.168.1.0/24 -m state --state NEW -p tcp --dport 22 -j ACCEPT</text:span></text:span></text:p>
      <text:p text:style-name="P4"><text:span text:style-name="T9"><text:line-break/></text:span><text:span text:style-name="T9">Save and close the file. Restart iptables:<text:line-break/></text:span><text:span text:style-name="Source_20_Text"><text:span text:style-name="T10"># service iptables restart</text:span></text:span></text:p>
      <text:h text:style-name="P6" text:outline-level="2">OpenSSH Server Configuration</text:h>
      <text:p text:style-name="P4"><text:span text:style-name="T9">Edit /etc/ssh/sshd_config, enter:<text:line-break/></text:span><text:span text:style-name="Source_20_Text"><text:span text:style-name="T10"># vim /etc/ssh/sshd_config</text:span></text:span></text:p>
      <text:p text:style-name="P4"><text:span text:style-name="T9"><text:line-break/>To disable root logins, edit or add as follows:<text:line-break/></text:span><text:span text:style-name="Source_20_Text"><text:span text:style-name="T10">PermitRootLogin no</text:span></text:span></text:p>
      <text:p text:style-name="P4"><text:span text:style-name="T9"><text:line-break/>Restrict login to user tom and jerry only over ssh:<text:line-break/></text:span><text:span text:style-name="Source_20_Text"><text:span text:style-name="T10">AllowUsers tom jerry</text:span></text:span></text:p>
      <text:p text:style-name="P4"><text:span text:style-name="T9"><text:line-break/>Change ssh port i.e. run it on a non-standard port like 1235<text:line-break/></text:span><text:span text:style-name="Source_20_Text"><text:span text:style-name="T10">Port 1235</text:span></text:span><text:span text:style-name="T9"><text:line-break/>Save and close the file. Restart sshd:<text:line-break/></text:span><text:soft-page-break/><text:span text:style-name="Source_20_Text"><text:span text:style-name="T10"># service sshd restart</text:span></text:span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'Helvetica Neue', Helvetica, sans-serif"/>
    <style:font-face style:name="Arial" svg:font-family="Arial, Helvetica, sans-serif"/>
    <style:font-face style:name="Consolas" svg:font-family="Consolas, Monaco, Menlo, Courier, Verdana, sans-serif"/>
    <style:font-face style:name="Lohit Devanagari1" svg:font-family="'Lohit Devanagari'"/>
    <style:font-face style:name="Open Sans" svg:font-family="'Open Sans', Arial, Helvetica, sans-serif"/>
    <style:font-face style:name="inherit" svg:font-family="inherit"/>
    <style:font-face style:name="monospace" svg:font-family="monospace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7:38:08</meta:creation-date>
    <dc:date>2015-06-06T18:09:49</dc:date>
    <dc:creator>root </dc:creator>
    <meta:editing-duration>PT24S</meta:editing-duration>
    <meta:editing-cycles>3</meta:editing-cycles>
    <meta:generator>LibreOffice/4.0.4.2$Linux_x86 LibreOffice_project/400m0$Build-2</meta:generator>
    <meta:document-statistic meta:table-count="0" meta:image-count="0" meta:object-count="0" meta:page-count="2" meta:paragraph-count="14" meta:word-count="163" meta:character-count="994" meta:non-whitespace-character-count="841"/>
  </office:meta>
</office:document-meta>
</file>